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44cm" fo:min-width="6.61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2.89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22cm" fo:min-width="0.87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39cm" fo:min-width="1.571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16cm" fo:min-width="1.57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51cm" fo:min-width="6.578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1.722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2.82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1.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1.19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2.154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77cm" fo:min-width="2.895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22cm" fo:min-width="4.409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2.794cm" svg:x="10.652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6cm" svg:height="0.962cm" svg:x="12.745cm" svg:y="3.213cm">
          <draw:text-box>
            <text:p><text:span text:style-name="T1">Problem</text:span></text:p>
          </draw:text-box>
        </draw:frame>
        <draw:custom-shape draw:style-name="gr3" draw:text-style-name="P4" draw:layer="layout" svg:width="3.429cm" svg:height="1.524cm" svg:x="1.762cm" svg:y="7.731cm">
          <text:p text:style-name="P3"><text:span text:style-name="T1">Inpu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52cm" svg:y1="5.064cm" svg:x2="3.921cm" svg:y2="7.731cm">
          <text:p/>
        </draw:line>
        <draw:custom-shape draw:style-name="gr3" draw:text-style-name="P4" draw:layer="layout" svg:width="3.429cm" svg:height="1.524cm" svg:x="6.334cm" svg:y="7.731cm">
          <text:p text:style-name="P3"><text:span text:style-name="T1">Geomet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541cm" svg:y1="5.064cm" svg:x2="7.35cm" svg:y2="7.731cm">
          <text:p/>
        </draw:line>
        <draw:custom-shape draw:style-name="gr3" draw:text-style-name="P4" draw:layer="layout" svg:width="3.429cm" svg:height="1.524cm" svg:x="10.779cm" svg:y="7.731cm">
          <text:p text:style-name="P3"><text:span text:style-name="T1">Fractur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795cm" svg:y1="5.064cm" svg:x2="11.795cm" svg:y2="7.731cm">
          <text:p/>
        </draw:line>
        <draw:custom-shape draw:style-name="gr3" draw:text-style-name="P4" draw:layer="layout" svg:width="3.429cm" svg:height="1.524cm" svg:x="14.97cm" svg:y="7.731cm">
          <text:p text:style-name="P3"><text:span text:style-name="T1">Boundary</text:span></text:p>
          <text:p text:style-name="P3"><text:span text:style-name="T1">Condi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621cm" svg:y1="5.064cm" svg:x2="16.621cm" svg:y2="7.731cm">
          <text:p/>
        </draw:line>
        <draw:custom-shape draw:style-name="gr3" draw:text-style-name="P4" draw:layer="layout" svg:width="3.429cm" svg:height="1.524cm" svg:x="19.034cm" svg:y="7.731cm">
          <text:p text:style-name="P3"><text:span text:style-name="T1">Materia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129cm" svg:y1="5.064cm" svg:x2="20.177cm" svg:y2="7.731cm">
          <text:p/>
        </draw:line>
        <draw:custom-shape draw:style-name="gr3" draw:text-style-name="P4" draw:layer="layout" svg:width="3.429cm" svg:height="1.524cm" svg:x="23.098cm" svg:y="7.731cm">
          <text:p text:style-name="P3"><text:span text:style-name="T1">Outpu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764cm" svg:y1="5.064cm" svg:x2="23.987cm" svg:y2="7.731cm">
          <text:p/>
        </draw:line>
        <draw:line draw:style-name="gr4" draw:text-style-name="P1" draw:layer="layout" svg:x1="1.889cm" svg:y1="9.255cm" svg:x2="0.746cm" svg:y2="11.088cm">
          <text:p/>
        </draw:line>
        <draw:custom-shape draw:style-name="gr5" draw:text-style-name="P4" draw:layer="layout" svg:width="1.408cm" svg:height="1.306cm" svg:x="0.492cm" svg:y="11.033cm">
          <text:p text:style-name="P3"><text:span text:style-name="T1">Yam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05cm" svg:height="1.323cm" svg:x="5.134cm" svg:y="15.514cm">
          <text:p text:style-name="P3"><text:span text:style-name="T2">Geometry</text:span></text:p>
          <text:p text:style-name="P3"><text:span text:style-name="T2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105cm" svg:height="1.323cm" svg:x="8.244cm" svg:y="15.49cm">
          <text:p text:style-name="P3"><text:span text:style-name="T2">Fracture</text:span></text:p>
          <text:p text:style-name="P3"><text:span text:style-name="T2">Deck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105cm" svg:height="1.9cm" svg:x="12.018cm" svg:y="15.25cm">
          <text:p text:style-name="P3"><text:span text:style-name="T2">Boundary</text:span></text:p>
          <text:p text:style-name="P3"><text:span text:style-name="T2">Condition</text:span></text:p>
          <text:p text:style-name="P3"><text:span text:style-name="T2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105cm" svg:height="1.323cm" svg:x="15.459cm" svg:y="15.442cm">
          <text:p text:style-name="P3"><text:span text:style-name="T2">Material</text:span></text:p>
          <text:p text:style-name="P3"><text:span text:style-name="T2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105cm" svg:height="1.323cm" svg:x="18.633cm" svg:y="15.37cm">
          <text:p text:style-name="P3"><text:span text:style-name="T2">Output</text:span></text:p>
          <text:p text:style-name="P3"><text:span text:style-name="T2">Dec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05cm" svg:height="1.323cm" svg:x="22.29cm" svg:y="15.394cm">
          <text:p text:style-name="P3"><text:span text:style-name="T2">Solver</text:span></text:p>
          <text:p text:style-name="P3"><text:span text:style-name="T2">Dec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05cm" svg:height="1.323cm" svg:x="2.014cm" svg:y="15.49cm">
          <text:p text:style-name="P3"><text:span text:style-name="T2">Problem</text:span></text:p>
          <text:p text:style-name="P3"><text:span text:style-name="T2">De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28cm" svg:y1="9.242cm" svg:x2="2.501cm" svg:y2="15.538cm">
          <text:p/>
        </draw:line>
        <draw:line draw:style-name="gr4" draw:text-style-name="P1" draw:layer="layout" svg:x1="3.022cm" svg:y1="9.253cm" svg:x2="5.941cm" svg:y2="15.538cm">
          <text:p/>
        </draw:line>
        <draw:line draw:style-name="gr4" draw:text-style-name="P1" draw:layer="layout" svg:x1="3.369cm" svg:y1="9.216cm" svg:x2="8.515cm" svg:y2="15.49cm">
          <text:p/>
        </draw:line>
        <draw:line draw:style-name="gr4" draw:text-style-name="P1" draw:layer="layout" svg:x1="3.741cm" svg:y1="9.227cm" svg:x2="12.05cm" svg:y2="15.25cm">
          <text:p/>
        </draw:line>
        <draw:line draw:style-name="gr4" draw:text-style-name="P1" draw:layer="layout" svg:x1="4.161cm" svg:y1="9.214cm" svg:x2="15.49cm" svg:y2="15.442cm">
          <text:p/>
        </draw:line>
        <draw:line draw:style-name="gr4" draw:text-style-name="P1" draw:layer="layout" svg:x1="4.581cm" svg:y1="9.249cm" svg:x2="18.617cm" svg:y2="15.394cm">
          <text:p/>
        </draw:line>
        <draw:line draw:style-name="gr4" draw:text-style-name="P1" draw:layer="layout" svg:x1="4.857cm" svg:y1="9.26cm" svg:x2="22.345cm" svg:y2="15.418cm">
          <text:p/>
        </draw:line>
        <draw:line draw:style-name="gr4" draw:text-style-name="P1" draw:layer="layout" svg:x1="6.551cm" svg:y1="9.236cm" svg:x2="6.566cm" svg:y2="15.514cm">
          <text:p/>
        </draw:line>
        <draw:line draw:style-name="gr4" draw:text-style-name="P1" draw:layer="layout" svg:x1="11.209cm" svg:y1="9.188cm" svg:x2="9.699cm" svg:y2="15.549cm">
          <text:p/>
        </draw:line>
        <draw:line draw:style-name="gr4" draw:text-style-name="P1" draw:layer="layout" svg:x1="15.37cm" svg:y1="9.236cm" svg:x2="12.789cm" svg:y2="15.343cm">
          <text:p/>
        </draw:line>
        <draw:line draw:style-name="gr4" draw:text-style-name="P1" draw:layer="layout" svg:x1="23.452cm" svg:y1="9.212cm" svg:x2="19.298cm" svg:y2="15.402cm">
          <text:p/>
        </draw:line>
        <draw:line draw:style-name="gr4" draw:text-style-name="P1" draw:layer="layout" svg:x1="19.497cm" svg:y1="9.223cm" svg:x2="16.762cm" svg:y2="15.485cm">
          <text:p/>
        </draw:line>
      </draw:page>
      <draw:page draw:name="page2" draw:style-name="dp1" draw:master-page-name="Default">
        <draw:custom-shape draw:style-name="gr8" draw:text-style-name="P1" draw:layer="layout" svg:width="7.112cm" svg:height="2.794cm" svg:x="10.652cm" svg:y="2.27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288cm" svg:height="0.962cm" svg:x="12.745cm" svg:y="3.213cm">
          <draw:text-box>
            <text:p><text:span text:style-name="T1">Geometry</text:span></text:p>
          </draw:text-box>
        </draw:frame>
        <draw:custom-shape draw:style-name="gr3" draw:text-style-name="P4" draw:layer="layout" svg:width="3.429cm" svg:height="1.524cm" svg:x="1.762cm" svg:y="7.731cm">
          <text:p text:style-name="P3"><text:span text:style-name="T1">Geometry</text:span></text:p>
          <text:p text:style-name="P3"><text:span text:style-name="T1">De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52cm" svg:y1="5.064cm" svg:x2="3.921cm" svg:y2="7.731cm">
          <text:p/>
        </draw:line>
        <draw:custom-shape draw:style-name="gr3" draw:text-style-name="P4" draw:layer="layout" svg:width="3.429cm" svg:height="1.524cm" svg:x="1.209cm" svg:y="13.312cm">
          <text:p text:style-name="P3"><text:span text:style-name="T1">Vtk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666cm" svg:y1="5.075cm" svg:x2="9.14cm" svg:y2="7.769cm">
          <text:p/>
        </draw:line>
        <draw:custom-shape draw:style-name="gr3" draw:text-style-name="P4" draw:layer="layout" svg:width="3.429cm" svg:height="1.524cm" svg:x="5.754cm" svg:y="13.312cm">
          <text:p text:style-name="P3"><text:span text:style-name="T1">MshR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1.524cm" svg:x="14.341cm" svg:y="7.659cm">
          <text:p text:style-name="P3"><text:span text:style-name="T1">FeUti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504cm" svg:y1="5.038cm" svg:x2="15.538cm" svg:y2="7.721cm">
          <text:p/>
        </draw:line>
        <draw:custom-shape draw:style-name="gr3" draw:text-style-name="P4" draw:layer="layout" svg:width="3.429cm" svg:height="1.524cm" svg:x="7.005cm" svg:y="7.708cm">
          <text:p text:style-name="P3"><text:span text:style-name="T1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504cm" svg:y1="9.236cm" svg:x2="3.006cm" svg:y2="13.324cm">
          <text:p/>
        </draw:line>
        <draw:line draw:style-name="gr4" draw:text-style-name="P1" draw:layer="layout" svg:x1="8.326cm" svg:y1="9.258cm" svg:x2="6.374cm" svg:y2="13.373cm">
          <text:p/>
        </draw:line>
        <draw:custom-shape draw:style-name="gr10" draw:text-style-name="P4" draw:layer="layout" svg:width="2.256cm" svg:height="1.524cm" svg:x="10.949cm" svg:y="13.263cm">
          <text:p text:style-name="P3"><text:span text:style-name="T1">Shape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361cm" svg:height="1.524cm" svg:x="13.813cm" svg:y="13.239cm">
          <text:p text:style-name="P3"><text:span text:style-name="T1">Quadratur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134cm" svg:height="1.524cm" svg:x="17.854cm" svg:y="13.239cm">
          <text:p text:style-name="P3"><text:span text:style-name="T1">Misce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862cm" svg:y1="9.186cm" svg:x2="15.947cm" svg:y2="13.325cm">
          <text:p/>
        </draw:line>
        <draw:line draw:style-name="gr4" draw:text-style-name="P1" draw:layer="layout" svg:x1="16.404cm" svg:y1="9.14cm" svg:x2="18.689cm" svg:y2="13.277cm">
          <text:p/>
        </draw:line>
        <draw:line draw:style-name="gr4" draw:text-style-name="P1" draw:layer="layout" svg:x1="15.442cm" svg:y1="9.14cm" svg:x2="12.147cm" svg:y2="13.277cm">
          <text:p/>
        </draw:line>
        <draw:custom-shape draw:style-name="gr3" draw:text-style-name="P4" draw:layer="layout" svg:width="3.429cm" svg:height="1.524cm" svg:x="22.087cm" svg:y="9.438cm">
          <text:p text:style-name="P3"><text:span text:style-name="T1">Uti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824cm" svg:y1="5.097cm" svg:x2="22.754cm" svg:y2="9.477cm">
          <text:p/>
        </draw:line>
        <draw:custom-shape draw:style-name="gr13" draw:text-style-name="P4" draw:layer="layout" svg:width="1.725cm" svg:height="1.524cm" svg:x="18.575cm" svg:y="19.107cm">
          <text:p text:style-name="P3"><text:span text:style-name="T1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.725cm" svg:height="1.524cm" svg:x="21.052cm" svg:y="19.13cm">
          <text:p text:style-name="P3"><text:span text:style-name="T1">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2.688cm" svg:height="1.524cm" svg:x="23.458cm" svg:y="19.106cm">
          <text:p text:style-name="P3"><text:span text:style-name="T1">compar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488cm" svg:y1="10.977cm" svg:x2="19.218cm" svg:y2="19.17cm">
          <text:p/>
        </draw:line>
        <draw:line draw:style-name="gr4" draw:text-style-name="P1" draw:layer="layout" svg:x1="23.32cm" svg:y1="10.916cm" svg:x2="21.84cm" svg:y2="19.17cm">
          <text:p/>
        </draw:line>
        <draw:line draw:style-name="gr4" draw:text-style-name="P1" draw:layer="layout" svg:x1="24.325cm" svg:y1="10.951cm" svg:x2="24.654cm" svg:y2="19.146cm">
          <text:p/>
        </draw:line>
      </draw:page>
      <draw:page draw:name="page3" draw:style-name="dp1" draw:master-page-name="Default">
        <draw:custom-shape draw:style-name="gr8" draw:text-style-name="P1" draw:layer="layout" svg:width="7.112cm" svg:height="2.794cm" svg:x="10.58cm" svg:y="1.187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2.864cm" svg:height="0.962cm" svg:x="12.673cm" svg:y="2.13cm">
          <draw:text-box>
            <text:p><text:span text:style-name="T1">Fracture</text:span></text:p>
          </draw:text-box>
        </draw:frame>
        <draw:custom-shape draw:style-name="gr3" draw:text-style-name="P4" draw:layer="layout" svg:width="3.429cm" svg:height="1.524cm" svg:x="5.419cm" svg:y="5.974cm">
          <text:p text:style-name="P3"><text:span text:style-name="T1">Fracture</text:span></text:p>
          <text:p text:style-name="P3"><text:span text:style-name="T1">De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735cm" svg:y1="4.005cm" svg:x2="7.697cm" svg:y2="6.013cm">
          <text:p/>
        </draw:line>
        <draw:custom-shape draw:style-name="gr3" draw:text-style-name="P4" draw:layer="layout" svg:width="3.429cm" svg:height="1.524cm" svg:x="12.947cm" svg:y="6.118cm">
          <text:p text:style-name="P3"><text:span text:style-name="T1">FeUti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517cm" svg:y1="4.003cm" svg:x2="14.552cm" svg:y2="6.133cm">
          <text:p/>
        </draw:line>
        <draw:custom-shape draw:style-name="gr3" draw:text-style-name="P4" draw:layer="layout" svg:width="3.429cm" svg:height="1.524cm" svg:x="20.524cm" svg:y="5.853cm">
          <text:p text:style-name="P3"><text:span text:style-name="T1">Uti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752cm" svg:y1="4.014cm" svg:x2="20.974cm" svg:y2="5.869cm">
          <text:p/>
        </draw:line>
        <draw:custom-shape draw:style-name="gr8" draw:text-style-name="P1" draw:layer="layout" svg:width="7.112cm" svg:height="2.794cm" svg:x="10.724cm" svg:y="9.51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3.211cm" svg:height="1.673cm" svg:x="12.817cm" svg:y="10.188cm">
          <draw:text-box>
            <text:p><text:span text:style-name="T1">Boundary</text:span></text:p>
            <text:p><text:span text:style-name="T1">Condition</text:span></text:p>
          </draw:text-box>
        </draw:frame>
        <draw:custom-shape draw:style-name="gr17" draw:text-style-name="P4" draw:layer="layout" svg:width="3.429cm" svg:height="2.661cm" svg:x="12.514cm" svg:y="14.081cm">
          <text:p text:style-name="P3"><text:span text:style-name="T1">Boundary</text:span></text:p>
          <text:p text:style-name="P3"><text:span text:style-name="T1">Condition</text:span></text:p>
          <text:p text:style-name="P3"><text:span text:style-name="T1">De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333cm" svg:y1="12.328cm" svg:x2="14.384cm" svg:y2="14.143cm">
          <text:p/>
        </draw:line>
      </draw:page>
      <draw:page draw:name="page4" draw:style-name="dp1" draw:master-page-name="Default">
        <draw:custom-shape draw:style-name="gr8" draw:text-style-name="P1" draw:layer="layout" svg:width="7.112cm" svg:height="2.794cm" svg:x="10.844cm" svg:y="0.755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2.754cm" svg:height="0.962cm" svg:x="12.937cm" svg:y="1.433cm">
          <draw:text-box>
            <text:p><text:span text:style-name="T1">Material</text:span></text:p>
          </draw:text-box>
        </draw:frame>
        <draw:custom-shape draw:style-name="gr17" draw:text-style-name="P4" draw:layer="layout" svg:width="3.429cm" svg:height="2.661cm" svg:x="12.634cm" svg:y="5.326cm">
          <text:p text:style-name="P3"><text:span text:style-name="T1">Material</text:span></text:p>
          <text:p text:style-name="P3"><text:span text:style-name="T1">De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453cm" svg:y1="3.573cm" svg:x2="14.432cm" svg:y2="5.388cm">
          <text:p/>
        </draw:line>
        <draw:custom-shape draw:style-name="gr8" draw:text-style-name="P1" draw:layer="layout" svg:width="7.112cm" svg:height="2.794cm" svg:x="11.012cm" svg:y="10.352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2.407cm" svg:height="0.962cm" svg:x="13.105cm" svg:y="11.03cm">
          <draw:text-box>
            <text:p><text:span text:style-name="T1">Output</text:span></text:p>
          </draw:text-box>
        </draw:frame>
        <draw:custom-shape draw:style-name="gr17" draw:text-style-name="P4" draw:layer="layout" svg:width="3.429cm" svg:height="2.661cm" svg:x="7.727cm" svg:y="15.116cm">
          <text:p text:style-name="P3"><text:span text:style-name="T1">Output</text:span></text:p>
          <text:p text:style-name="P3"><text:span text:style-name="T1">De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384cm" svg:y1="13.122cm" svg:x2="9.982cm" svg:y2="15.153cm">
          <text:p/>
        </draw:line>
        <draw:custom-shape draw:style-name="gr3" draw:text-style-name="P4" draw:layer="layout" svg:width="3.429cm" svg:height="1.524cm" svg:x="16.314cm" svg:y="15.475cm">
          <text:p text:style-name="P3"><text:span text:style-name="T1">Writ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958cm" svg:y1="13.157cm" svg:x2="17.992cm" svg:y2="15.49cm">
          <text:p/>
        </draw:line>
        <draw:custom-shape draw:style-name="gr3" draw:text-style-name="P4" draw:layer="layout" svg:width="3.429cm" svg:height="1.524cm" svg:x="13.547cm" svg:y="18.578cm">
          <text:p text:style-name="P3"><text:span text:style-name="T1">VtkWr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29cm" svg:height="1.524cm" svg:x="18.791cm" svg:y="18.554cm">
          <text:p text:style-name="P3"><text:span text:style-name="T1">MshWrit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797cm" svg:y1="16.944cm" svg:x2="15.081cm" svg:y2="18.593cm">
          <text:p/>
        </draw:line>
        <draw:line draw:style-name="gr4" draw:text-style-name="P1" draw:layer="layout" svg:x1="17.811cm" svg:y1="16.931cm" svg:x2="20.277cm" svg:y2="18.569cm">
          <text:p/>
        </draw:line>
      </draw:page>
      <draw:page draw:name="page5" draw:style-name="dp1" draw:master-page-name="Default">
        <draw:custom-shape draw:style-name="gr20" draw:text-style-name="P1" draw:layer="layout" svg:width="4.943cm" svg:height="1.506cm" svg:x="10.92cm" svg:y="0.61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678cm" svg:height="0.806cm" svg:x="12.074cm" svg:y="0.89cm">
          <draw:text-box>
            <text:p>Geometry</text:p>
          </draw:text-box>
        </draw:frame>
        <draw:frame draw:style-name="gr21" draw:text-style-name="P7" draw:layer="layout" svg:width="21.817cm" svg:height="13.63cm" svg:x="1.323cm" svg:y="3.896cm">
          <draw:text-box>
            <text:p><text:span text:style-name="T3">A1. </text:span><text:span text:style-name="T3">Should </text:span><text:span text:style-name="T3">only hold </text:span><text:span text:style-name="T3">geometr</text:span><text:span text:style-name="T3">y related </text:span><text:span text:style-name="T3">data</text:span></text:p>
            <text:p><text:span text:style-name="T3"><text:tab/></text:span><text:span text:style-name="T3">1. </text:span><text:span text:style-name="T3">nodes</text:span></text:p>
            <text:p><text:span text:style-name="T3"><text:tab/></text:span><text:span text:style-name="T3">2. </text:span><text:span text:style-name="T3">element-</text:span><text:span text:style-name="T3">node </text:span><text:span text:style-name="T3">connecti</text:span><text:span text:style-name="T3">vity</text:span></text:p>
            <text:p><text:span text:style-name="T3"><text:tab/></text:span><text:span text:style-name="T3">3. </text:span><text:span text:style-name="T3">node-</text:span><text:span text:style-name="T3">element </text:span><text:span text:style-name="T3">connecti</text:span><text:span text:style-name="T3">vity</text:span></text:p>
            <text:p><text:span text:style-name="T3"><text:tab/></text:span><text:span text:style-name="T3">4. </text:span><text:span text:style-name="T3">node </text:span><text:span text:style-name="T3">volumes</text:span></text:p>
            <text:p><text:span text:style-name="T3"><text:tab/></text:span><text:span text:style-name="T3">5. </text:span><text:span text:style-name="T3">quadratu</text:span><text:span text:style-name="T3">re </text:span><text:span text:style-name="T3">informati</text:span><text:span text:style-name="T3">on</text:span></text:p>
            <text:p><text:span text:style-name="T3"><text:tab/></text:span><text:span text:style-name="T3">6. </text:span><text:span text:style-name="T3">shape </text:span><text:span text:style-name="T3">function </text:span><text:span text:style-name="T3">informati</text:span><text:span text:style-name="T3">on</text:span></text:p>
            <text:p><text:span text:style-name="T3"><text:tab/></text:span><text:span text:style-name="T3">7. </text:span><text:span text:style-name="T3">bounding </text:span><text:span text:style-name="T3">box</text:span></text:p>
            <text:p><text:span text:style-name="T3"><text:tab/></text:span><text:span text:style-name="T3">8. </text:span><text:span text:style-name="T3">void, if </text:span><text:span text:style-name="T3">any</text:span></text:p>
            <text:p><text:span text:style-name="T3"><text:tab/></text:span><text:span text:style-name="T3">9. </text:span><text:span text:style-name="T3">fixity</text:span></text:p>
            <text:p><text:span text:style-name="T3"><text:tab/></text:span><text:span text:style-name="T3">10. </text:span><text:span text:style-name="T3">interior </text:span><text:span text:style-name="T3">flags</text:span></text:p>
            <text:p><text:span text:style-name="T3"><text:tab/></text:span></text:p>
            <text:p><text:span text:style-name="T3">A2. </text:span><text:span text:style-name="T3">Should </text:span><text:span text:style-name="T3">provide </text:span><text:span text:style-name="T3">access </text:span><text:span text:style-name="T3">to these </text:span><text:span text:style-name="T3">data </text:span><text:span text:style-name="T3">through </text:span><text:span text:style-name="T3">accessor </text:span><text:span text:style-name="T3">functions</text:span></text:p>
            <text:p><text:span text:style-name="T3"/></text:p>
            <text:p><text:span text:style-name="T3">A3. </text:span><text:span text:style-name="T3">Should </text:span><text:span text:style-name="T3">be </text:span><text:span text:style-name="T3">independ</text:span><text:span text:style-name="T3">ent of </text:span><text:span text:style-name="T3">any </text:span><text:span text:style-name="T3">other </text:span><text:span text:style-name="T3">objects </text:span><text:span text:style-name="T3">of level 3 </text:span><text:span text:style-name="T3">or higher</text:span></text:p>
            <text:p><text:span text:style-name="T3"/></text:p>
            <text:p><text:span text:style-name="T3">A4. </text:span><text:span text:style-name="T3">Should </text:span><text:span text:style-name="T3">only </text:span><text:span text:style-name="T3">depend </text:span><text:span text:style-name="T3">on </text:span><text:span text:style-name="T3">limited </text:span><text:span text:style-name="T3">objects </text:span><text:span text:style-name="T3">of level 2 </text:span><text:span text:style-name="T3">and 1</text:span></text:p>
          </draw:text-box>
        </draw:frame>
      </draw:page>
      <draw:page draw:name="page6" draw:style-name="dp1" draw:master-page-name="Default">
        <draw:custom-shape draw:style-name="gr20" draw:text-style-name="P1" draw:layer="layout" svg:width="4.943cm" svg:height="1.506cm" svg:x="10.92cm" svg:y="0.61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348cm" svg:height="0.806cm" svg:x="12.074cm" svg:y="0.89cm">
          <draw:text-box>
            <text:p>Fracture</text:p>
          </draw:text-box>
        </draw:frame>
        <draw:frame draw:style-name="gr21" draw:text-style-name="P7" draw:layer="layout" svg:width="21.817cm" svg:height="8.121cm" svg:x="1.323cm" svg:y="3.896cm">
          <draw:text-box>
            <text:p><text:span text:style-name="T3">A1. </text:span><text:span text:style-name="T3">Should </text:span><text:span text:style-name="T3">only hold </text:span><text:span text:style-name="T3">fracture </text:span><text:span text:style-name="T3">related </text:span><text:span text:style-name="T3">data</text:span></text:p>
            <text:p><text:span text:style-name="T3"><text:tab/></text:span><text:span text:style-name="T3">1. </text:span><text:span text:style-name="T3">pre-</text:span><text:span text:style-name="T3">crack </text:span><text:span text:style-name="T3">informati</text:span><text:span text:style-name="T3">ons</text:span></text:p>
            <text:p><text:span text:style-name="T3"><text:tab/></text:span><text:span text:style-name="T3">2. </text:span><text:span text:style-name="T3">state of </text:span><text:span text:style-name="T3">fracture</text:span></text:p>
            <text:p><text:span text:style-name="T3"><text:tab/></text:span><text:span text:style-name="T3">3. </text:span><text:span text:style-name="T3">map </text:span><text:span text:style-name="T3">function </text:span><text:span text:style-name="T3">to </text:span><text:span text:style-name="T3">identify </text:span><text:span text:style-name="T3">the state </text:span><text:span text:style-name="T3">of </text:span><text:span text:style-name="T3">fracture</text:span></text:p>
            <text:p><text:span text:style-name="T3"><text:tab/></text:span></text:p>
            <text:p><text:span text:style-name="T3">A2. </text:span><text:span text:style-name="T3">Should </text:span><text:span text:style-name="T3">provide </text:span><text:span text:style-name="T3">access </text:span><text:span text:style-name="T3">to these </text:span><text:span text:style-name="T3">data </text:span><text:span text:style-name="T3">through </text:span><text:span text:style-name="T3">accessor </text:span><text:span text:style-name="T3">functions</text:span></text:p>
            <text:p><text:span text:style-name="T3"/></text:p>
            <text:p><text:span text:style-name="T3">A3. </text:span><text:span text:style-name="T3">Should </text:span><text:span text:style-name="T3">be </text:span><text:span text:style-name="T3">independ</text:span><text:span text:style-name="T3">ent of </text:span><text:span text:style-name="T3">any </text:span><text:span text:style-name="T3">other </text:span><text:span text:style-name="T3">objects </text:span><text:span text:style-name="T3">of level 3 </text:span><text:span text:style-name="T3">or higher</text:span></text:p>
            <text:p><text:span text:style-name="T3"/></text:p>
            <text:p><text:span text:style-name="T3">A4. </text:span><text:span text:style-name="T3">Should </text:span><text:span text:style-name="T3">only </text:span><text:span text:style-name="T3">depend </text:span><text:span text:style-name="T3">on Util </text:span><text:span text:style-name="T3">and </text:span><text:span text:style-name="T3">Fracture</text:span><text:span text:style-name="T3">Deck</text:span></text:p>
          </draw:text-box>
        </draw:frame>
      </draw:page>
      <draw:page draw:name="page7" draw:style-name="dp1" draw:master-page-name="Default">
        <draw:custom-shape draw:style-name="gr20" draw:text-style-name="P1" draw:layer="layout" svg:width="4.943cm" svg:height="1.506cm" svg:x="10.92cm" svg:y="0.61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763cm" svg:height="0.806cm" svg:x="12.074cm" svg:y="0.89cm">
          <draw:text-box>
            <text:p>Neighbors</text:p>
          </draw:text-box>
        </draw:frame>
        <draw:frame draw:style-name="gr21" draw:text-style-name="P7" draw:layer="layout" svg:width="21.817cm" svg:height="7.334cm" svg:x="1.323cm" svg:y="3.896cm">
          <draw:text-box>
            <text:p><text:span text:style-name="T3">A1. </text:span><text:span text:style-name="T3">Should </text:span><text:span text:style-name="T3">only hold </text:span><text:span text:style-name="T3">neighbor </text:span><text:span text:style-name="T3">related </text:span><text:span text:style-name="T3">data</text:span></text:p>
            <text:p><text:span text:style-name="T3"><text:tab/></text:span><text:span text:style-name="T3">1. </text:span><text:span text:style-name="T3">list of </text:span><text:span text:style-name="T3">neighbor</text:span><text:span text:style-name="T3">s for </text:span><text:span text:style-name="T3">each </text:span><text:span text:style-name="T3">node</text:span></text:p>
            <text:p><text:span text:style-name="T3"><text:tab/></text:span><text:span text:style-name="T3">2. </text:span><text:span text:style-name="T3">map to </text:span><text:span text:style-name="T3">identify </text:span><text:span text:style-name="T3">the </text:span><text:span text:style-name="T3">neighbor</text:span><text:span text:style-name="T3">s</text:span></text:p>
            <text:p><text:span text:style-name="T3"><text:tab/></text:span></text:p>
            <text:p><text:span text:style-name="T3">A2. </text:span><text:span text:style-name="T3">Should </text:span><text:span text:style-name="T3">provide </text:span><text:span text:style-name="T3">access </text:span><text:span text:style-name="T3">to these </text:span><text:span text:style-name="T3">data </text:span><text:span text:style-name="T3">through </text:span><text:span text:style-name="T3">accessor </text:span><text:span text:style-name="T3">functions</text:span></text:p>
            <text:p><text:span text:style-name="T3"/></text:p>
            <text:p><text:span text:style-name="T3">A3. </text:span><text:span text:style-name="T3">Should </text:span><text:span text:style-name="T3">be </text:span><text:span text:style-name="T3">independ</text:span><text:span text:style-name="T3">ent of </text:span><text:span text:style-name="T3">any </text:span><text:span text:style-name="T3">other </text:span><text:span text:style-name="T3">objects </text:span><text:span text:style-name="T3">of level 3 </text:span><text:span text:style-name="T3">or higher</text:span></text:p>
            <text:p><text:span text:style-name="T3"/></text:p>
            <text:p><text:span text:style-name="T3">A4. </text:span><text:span text:style-name="T3">Should </text:span><text:span text:style-name="T3">only </text:span><text:span text:style-name="T3">depend </text:span><text:span text:style-name="T3">on Util </text:span><text:span text:style-name="T3">object</text:span></text:p>
          </draw:text-box>
        </draw:frame>
      </draw:page>
      <draw:page draw:name="page8" draw:style-name="dp1" draw:master-page-name="Default">
        <draw:custom-shape draw:style-name="gr20" draw:text-style-name="P1" draw:layer="layout" svg:width="4.943cm" svg:height="1.506cm" svg:x="10.92cm" svg:y="0.61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263cm" svg:height="0.806cm" svg:x="12.074cm" svg:y="0.89cm">
          <draw:text-box>
            <text:p>Loading</text:p>
          </draw:text-box>
        </draw:frame>
        <draw:frame draw:style-name="gr21" draw:text-style-name="P7" draw:layer="layout" svg:width="22.16cm" svg:height="7.334cm" svg:x="1.323cm" svg:y="3.896cm">
          <draw:text-box>
            <text:p><text:span text:style-name="T3">A1. </text:span><text:span text:style-name="T3">Should </text:span><text:span text:style-name="T3">only </text:span><text:span text:style-name="T3">loading </text:span><text:span text:style-name="T3">related </text:span><text:span text:style-name="T3">data</text:span></text:p>
            <text:p><text:span text:style-name="T3"><text:tab/></text:span><text:span text:style-name="T3">1. </text:span><text:span text:style-name="T3">loading </text:span><text:span text:style-name="T3">informati</text:span><text:span text:style-name="T3">on</text:span></text:p>
            <text:p><text:span text:style-name="T3"><text:tab/></text:span><text:span text:style-name="T3">2. </text:span><text:span text:style-name="T3">ids of </text:span><text:span text:style-name="T3">node on </text:span><text:span text:style-name="T3">which </text:span><text:span text:style-name="T3">load has </text:span><text:span text:style-name="T3">to be </text:span><text:span text:style-name="T3">applied</text:span></text:p>
            <text:p><text:span text:style-name="T3"><text:tab/></text:span></text:p>
            <text:p><text:span text:style-name="T3">A2. </text:span><text:span text:style-name="T3">Should </text:span><text:span text:style-name="T3">provide </text:span><text:span text:style-name="T3">functions </text:span><text:span text:style-name="T3">to apply </text:span><text:span text:style-name="T3">displace</text:span><text:span text:style-name="T3">ment </text:span><text:span text:style-name="T3">and </text:span><text:span text:style-name="T3">force </text:span><text:span text:style-name="T3">loading</text:span></text:p>
            <text:p><text:span text:style-name="T3"/></text:p>
            <text:p><text:span text:style-name="T3">A3. </text:span><text:span text:style-name="T3">Should </text:span><text:span text:style-name="T3">be </text:span><text:span text:style-name="T3">independ</text:span><text:span text:style-name="T3">ent of </text:span><text:span text:style-name="T3">any </text:span><text:span text:style-name="T3">other </text:span><text:span text:style-name="T3">objects </text:span><text:span text:style-name="T3">of level 2 </text:span><text:span text:style-name="T3">or higher</text:span></text:p>
            <text:p><text:span text:style-name="T3"/></text:p>
            <text:p><text:span text:style-name="T3">A4. </text:span><text:span text:style-name="T3">Should </text:span><text:span text:style-name="T3">only </text:span><text:span text:style-name="T3">depend </text:span><text:span text:style-name="T3">on </text:span><text:span text:style-name="T3">boundar</text:span><text:span text:style-name="T3">y </text:span><text:span text:style-name="T3">condition </text:span><text:span text:style-name="T3">deck</text:span></text:p>
          </draw:text-box>
        </draw:frame>
      </draw:page>
      <draw:page draw:name="page9" draw:style-name="dp1" draw:master-page-name="Default">
        <draw:custom-shape draw:style-name="gr20" draw:text-style-name="P1" draw:layer="layout" svg:width="4.943cm" svg:height="1.506cm" svg:x="10.92cm" svg:y="0.61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263cm" svg:height="0.806cm" svg:x="12.074cm" svg:y="0.89cm">
          <draw:text-box>
            <text:p>Material</text:p>
          </draw:text-box>
        </draw:frame>
        <draw:frame draw:style-name="gr21" draw:text-style-name="P7" draw:layer="layout" svg:width="21.931cm" svg:height="9.695cm" svg:x="1.323cm" svg:y="3.896cm">
          <draw:text-box>
            <text:p><text:span text:style-name="T3">A1. </text:span><text:span text:style-name="T3">Should </text:span><text:span text:style-name="T3">only hold </text:span><text:span text:style-name="T3">material </text:span><text:span text:style-name="T3">related </text:span><text:span text:style-name="T3">data</text:span></text:p>
            <text:p><text:span text:style-name="T3"><text:tab/></text:span><text:span text:style-name="T3">1. </text:span><text:span text:style-name="T3">material </text:span><text:span text:style-name="T3">potential </text:span><text:span text:style-name="T3">paramet</text:span><text:span text:style-name="T3">ers</text:span></text:p>
            <text:p><text:span text:style-name="T3"><text:tab/></text:span><text:span text:style-name="T3">2. </text:span><text:span text:style-name="T3">influence </text:span><text:span text:style-name="T3">function </text:span><text:span text:style-name="T3">paramet</text:span><text:span text:style-name="T3">ers</text:span></text:p>
            <text:p><text:span text:style-name="T3"><text:tab/></text:span><text:span text:style-name="T3">3. </text:span><text:span text:style-name="T3">various </text:span><text:span text:style-name="T3">flags</text:span></text:p>
            <text:p><text:span text:style-name="T3"><text:tab/></text:span></text:p>
            <text:p><text:span text:style-name="T3">A2. </text:span><text:span text:style-name="T3">Should </text:span><text:span text:style-name="T3">provide </text:span><text:span text:style-name="T3">functions </text:span><text:span text:style-name="T3">which </text:span><text:span text:style-name="T3">return </text:span><text:span text:style-name="T3">force </text:span><text:span text:style-name="T3">and </text:span><text:span text:style-name="T3">energy </text:span><text:span text:style-name="T3">between</text:span></text:p>
            <text:p><text:span text:style-name="T3"><text:tab/></text:span><text:span text:style-name="T3">two </text:span><text:span text:style-name="T3">material </text:span><text:span text:style-name="T3">points, </text:span><text:span text:style-name="T3">as well </text:span><text:span text:style-name="T3">force </text:span><text:span text:style-name="T3">and </text:span><text:span text:style-name="T3">energy </text:span><text:span text:style-name="T3">at point </text:span><text:span text:style-name="T3">due to</text:span></text:p>
            <text:p><text:span text:style-name="T3"><text:tab/></text:span><text:span text:style-name="T3">hydrosta</text:span><text:span text:style-name="T3">tic </text:span><text:span text:style-name="T3">interactio</text:span><text:span text:style-name="T3">n.</text:span></text:p>
            <text:p><text:span text:style-name="T3"/></text:p>
            <text:p><text:span text:style-name="T3">A3. </text:span><text:span text:style-name="T3">Should </text:span><text:span text:style-name="T3">be </text:span><text:span text:style-name="T3">independ</text:span><text:span text:style-name="T3">ent of </text:span><text:span text:style-name="T3">any </text:span><text:span text:style-name="T3">other </text:span><text:span text:style-name="T3">objects </text:span><text:span text:style-name="T3">of level 2 </text:span><text:span text:style-name="T3">or higher</text:span></text:p>
            <text:p><text:span text:style-name="T3"/></text:p>
            <text:p><text:span text:style-name="T3">A4. </text:span><text:span text:style-name="T3">Should </text:span><text:span text:style-name="T3">only </text:span><text:span text:style-name="T3">depend </text:span><text:span text:style-name="T3">on </text:span><text:span text:style-name="T3">material </text:span><text:span text:style-name="T3">deck</text:span></text:p>
          </draw:text-box>
        </draw:frame>
      </draw:page>
      <draw:page draw:name="page10" draw:style-name="dp1" draw:master-page-name="Default">
        <draw:custom-shape draw:style-name="gr20" draw:text-style-name="P1" draw:layer="layout" svg:width="4.943cm" svg:height="1.506cm" svg:x="10.92cm" svg:y="0.61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.992cm" svg:height="0.806cm" svg:x="12.074cm" svg:y="0.89cm">
          <draw:text-box>
            <text:p>Output</text:p>
          </draw:text-box>
        </draw:frame>
        <draw:frame draw:style-name="gr21" draw:text-style-name="P7" draw:layer="layout" svg:width="23.802cm" svg:height="6.547cm" svg:x="1.323cm" svg:y="3.896cm">
          <draw:text-box>
            <text:p><text:span text:style-name="T3">A1. </text:span><text:span text:style-name="T3">Should </text:span><text:span text:style-name="T3">only hold </text:span><text:span text:style-name="T3">output </text:span><text:span text:style-name="T3">related </text:span><text:span text:style-name="T3">data</text:span></text:p>
            <text:p><text:span text:style-name="T3"><text:tab/></text:span><text:span text:style-name="T3">1. </text:span><text:span text:style-name="T3">output </text:span><text:span text:style-name="T3">related </text:span><text:span text:style-name="T3">infromati</text:span><text:span text:style-name="T3">on</text:span></text:p>
            <text:p><text:span text:style-name="T3"><text:tab/></text:span></text:p>
            <text:p><text:span text:style-name="T3">A2. </text:span><text:span text:style-name="T3">Should </text:span><text:span text:style-name="T3">provide </text:span><text:span text:style-name="T3">functions </text:span><text:span text:style-name="T3">which </text:span><text:span text:style-name="T3">write </text:span><text:span text:style-name="T3">variour </text:span><text:span text:style-name="T3">kinds of </text:span><text:span text:style-name="T3">data to </text:span><text:span text:style-name="T3">output </text:span><text:span text:style-name="T3">file</text:span></text:p>
            <text:p><text:span text:style-name="T3"/></text:p>
            <text:p><text:span text:style-name="T3">A3. </text:span><text:span text:style-name="T3">Should </text:span><text:span text:style-name="T3">be </text:span><text:span text:style-name="T3">independ</text:span><text:span text:style-name="T3">ent of </text:span><text:span text:style-name="T3">any </text:span><text:span text:style-name="T3">other </text:span><text:span text:style-name="T3">objects </text:span><text:span text:style-name="T3">of level 3 </text:span><text:span text:style-name="T3">or higher</text:span></text:p>
            <text:p><text:span text:style-name="T3"/></text:p>
            <text:p><text:span text:style-name="T3">A4. </text:span><text:span text:style-name="T3">Should </text:span><text:span text:style-name="T3">only </text:span><text:span text:style-name="T3">depend </text:span><text:span text:style-name="T3">on Writer </text:span><text:span text:style-name="T3">object</text:span></text:p>
          </draw:text-box>
        </draw:frame>
      </draw:page>
      <draw:page draw:name="page11" draw:style-name="dp1" draw:master-page-name="Default">
        <draw:custom-shape draw:style-name="gr20" draw:text-style-name="P1" draw:layer="layout" svg:width="4.943cm" svg:height="1.506cm" svg:x="10.92cm" svg:y="0.61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.607cm" svg:height="0.806cm" svg:x="12.074cm" svg:y="0.89cm">
          <draw:text-box>
            <text:p>Input</text:p>
          </draw:text-box>
        </draw:frame>
        <draw:frame draw:style-name="gr21" draw:text-style-name="P7" draw:layer="layout" svg:width="21.406cm" svg:height="6.547cm" svg:x="1.323cm" svg:y="3.896cm">
          <draw:text-box>
            <text:p><text:span text:style-name="T3">A1. </text:span><text:span text:style-name="T3">Should </text:span><text:span text:style-name="T3">only hold </text:span><text:span text:style-name="T3">input </text:span><text:span text:style-name="T3">related </text:span><text:span text:style-name="T3">data</text:span></text:p>
            <text:p><text:span text:style-name="T3"><text:tab/></text:span><text:span text:style-name="T3">1. </text:span><text:span text:style-name="T3">read </text:span><text:span text:style-name="T3">input file </text:span><text:span text:style-name="T3">into </text:span><text:span text:style-name="T3">various </text:span><text:span text:style-name="T3">decks</text:span></text:p>
            <text:p><text:span text:style-name="T3"><text:tab/></text:span></text:p>
            <text:p><text:span text:style-name="T3">A2. </text:span><text:span text:style-name="T3">Should </text:span><text:span text:style-name="T3">provide </text:span><text:span text:style-name="T3">accessor </text:span><text:span text:style-name="T3">functions </text:span><text:span text:style-name="T3">and </text:span><text:span text:style-name="T3">querry </text:span><text:span text:style-name="T3">functions</text:span></text:p>
            <text:p><text:span text:style-name="T3"/></text:p>
            <text:p><text:span text:style-name="T3">A3. </text:span><text:span text:style-name="T3">Should </text:span><text:span text:style-name="T3">be </text:span><text:span text:style-name="T3">independ</text:span><text:span text:style-name="T3">ent of </text:span><text:span text:style-name="T3">any </text:span><text:span text:style-name="T3">other </text:span><text:span text:style-name="T3">objects </text:span><text:span text:style-name="T3">of level 2 </text:span><text:span text:style-name="T3">or higher</text:span></text:p>
            <text:p><text:span text:style-name="T3"/></text:p>
            <text:p><text:span text:style-name="T3">A4. </text:span><text:span text:style-name="T3">Should </text:span><text:span text:style-name="T3">only </text:span><text:span text:style-name="T3">depend </text:span><text:span text:style-name="T3">on decks </text:span><text:span text:style-name="T3">and Yaml</text:span></text:p>
          </draw:text-box>
        </draw:frame>
      </draw:page>
      <draw:page draw:name="page12" draw:style-name="dp1" draw:master-page-name="Default">
        <draw:custom-shape draw:style-name="gr20" draw:text-style-name="P1" draw:layer="layout" svg:width="4.943cm" svg:height="1.506cm" svg:x="10.92cm" svg:y="0.611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2.344cm" svg:height="0.806cm" svg:x="12.074cm" svg:y="0.89cm">
          <draw:text-box>
            <text:p>Problem</text:p>
          </draw:text-box>
        </draw:frame>
        <draw:frame draw:style-name="gr21" draw:text-style-name="P7" draw:layer="layout" svg:width="23.574cm" svg:height="14.417cm" svg:x="1.323cm" svg:y="3.896cm">
          <draw:text-box>
            <text:p><text:span text:style-name="T3">A1. </text:span><text:span text:style-name="T3">Should </text:span><text:span text:style-name="T3">only hold </text:span><text:span text:style-name="T3">problem </text:span><text:span text:style-name="T3">related </text:span><text:span text:style-name="T3">data</text:span></text:p>
            <text:p><text:span text:style-name="T3"><text:tab/></text:span><text:span text:style-name="T3">1. </text:span><text:span text:style-name="T3">Level 2 </text:span><text:span text:style-name="T3">and 3 </text:span><text:span text:style-name="T3">objects</text:span></text:p>
            <text:p><text:span text:style-name="T3"><text:tab/></text:span><text:span text:style-name="T3"><text:tab/></text:span><text:span text:style-name="T3">a. </text:span><text:span text:style-name="T3">Geometr</text:span><text:span text:style-name="T3">y</text:span></text:p>
            <text:p><text:span text:style-name="T3"><text:tab/></text:span><text:span text:style-name="T3"><text:tab/></text:span><text:span text:style-name="T3">b. </text:span><text:span text:style-name="T3">Neighbo</text:span><text:span text:style-name="T3">rs</text:span></text:p>
            <text:p><text:span text:style-name="T3"><text:tab/></text:span><text:span text:style-name="T3"><text:tab/></text:span><text:span text:style-name="T3">c. </text:span><text:span text:style-name="T3">Fracture</text:span></text:p>
            <text:p><text:span text:style-name="T3"><text:tab/></text:span><text:span text:style-name="T3"><text:tab/></text:span><text:span text:style-name="T3">d. </text:span><text:span text:style-name="T3">Output</text:span></text:p>
            <text:p><text:span text:style-name="T3"><text:tab/></text:span><text:span text:style-name="T3"><text:tab/></text:span><text:span text:style-name="T3">e. </text:span><text:span text:style-name="T3">Boundar</text:span><text:span text:style-name="T3">y </text:span><text:span text:style-name="T3">condition</text:span></text:p>
            <text:p><text:span text:style-name="T3"><text:tab/></text:span><text:span text:style-name="T3">2. </text:span><text:span text:style-name="T3">Main </text:span><text:span text:style-name="T3">simulatio</text:span><text:span text:style-name="T3">n data</text:span></text:p>
            <text:p><text:span text:style-name="T3"><text:tab/></text:span><text:span text:style-name="T3"><text:tab/></text:span><text:span text:style-name="T3">a. list of </text:span><text:span text:style-name="T3">displace</text:span><text:span text:style-name="T3">ment</text:span></text:p>
            <text:p><text:span text:style-name="T3"><text:tab/></text:span><text:span text:style-name="T3"><text:tab/></text:span><text:span text:style-name="T3">d. list of </text:span><text:span text:style-name="T3">velocity</text:span></text:p>
            <text:p><text:span text:style-name="T3"><text:tab/></text:span><text:span text:style-name="T3"><text:tab/></text:span><text:span text:style-name="T3">c. list of </text:span><text:span text:style-name="T3">force</text:span></text:p>
            <text:p><text:span text:style-name="T3"><text:tab/></text:span><text:span text:style-name="T3"><text:tab/></text:span><text:span text:style-name="T3">d. list of </text:span><text:span text:style-name="T3">hydrosta</text:span><text:span text:style-name="T3">tic </text:span><text:span text:style-name="T3">strains</text:span></text:p>
            <text:p><text:span text:style-name="T3"><text:tab/></text:span><text:span text:style-name="T3">3. </text:span><text:span text:style-name="T3">Postproc</text:span><text:span text:style-name="T3">essing </text:span><text:span text:style-name="T3">simulatio</text:span><text:span text:style-name="T3">n data</text:span></text:p>
            <text:p><text:span text:style-name="T3"><text:tab/></text:span><text:span text:style-name="T3"><text:tab/></text:span><text:span text:style-name="T3">a. list of </text:span><text:span text:style-name="T3">energies</text:span></text:p>
            <text:p><text:span text:style-name="T3"><text:tab/></text:span><text:span text:style-name="T3"><text:tab/></text:span><text:span text:style-name="T3">b. list of </text:span><text:span text:style-name="T3">damage</text:span></text:p>
            <text:p><text:span text:style-name="T3"><text:tab/></text:span><text:span text:style-name="T3"><text:tab/></text:span><text:span text:style-name="T3">c. list of </text:span><text:span text:style-name="T3">total </text:span><text:span text:style-name="T3">energies </text:span></text:p>
            <text:p><text:span text:style-name="T3"><text:tab/></text:span></text:p>
            <text:p><text:span text:style-name="T3">A2. </text:span><text:span text:style-name="T3">Should </text:span><text:span text:style-name="T3">only </text:span><text:span text:style-name="T3">depend </text:span><text:span text:style-name="T3">on level </text:span><text:span text:style-name="T3">2 or 3 </text:span><text:span text:style-name="T3">objects </text:span><text:span text:style-name="T3">and not </text:span><text:span text:style-name="T3">basic </text:span><text:span text:style-name="T3">level </text:span><text:span text:style-name="T3">obje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2:31:48.866358556</meta:creation-date>
    <dc:date>2019-03-29T19:16:51.089072108</dc:date>
    <meta:editing-duration>PT5H17M18S</meta:editing-duration>
    <meta:editing-cycles>19</meta:editing-cycles>
    <meta:generator>LibreOffice/5.1.6.2$Linux_X86_64 LibreOffice_project/10m0$Build-2</meta:generator>
    <meta:document-statistic meta:object-count="111"/>
  </office:meta>
</office:document-meta>
</file>